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f658" officeooo:paragraph-rsid="001df658"/>
    </style:style>
    <style:style style:name="P2" style:family="paragraph" style:parent-style-name="Standard">
      <style:text-properties officeooo:rsid="001e6f10" officeooo:paragraph-rsid="001e6f10"/>
    </style:style>
    <style:style style:name="P3" style:family="paragraph" style:parent-style-name="Standard">
      <style:text-properties officeooo:rsid="002039b6" officeooo:paragraph-rsid="002039b6"/>
    </style:style>
    <style:style style:name="P4" style:family="paragraph" style:parent-style-name="Standard">
      <style:text-properties officeooo:rsid="0020a5a6" officeooo:paragraph-rsid="0020a5a6"/>
    </style:style>
    <style:style style:name="P5" style:family="paragraph" style:parent-style-name="Standard">
      <style:text-properties officeooo:rsid="00216339" officeooo:paragraph-rsid="00216339"/>
    </style:style>
    <style:style style:name="P6" style:family="paragraph" style:parent-style-name="Standard">
      <style:text-properties officeooo:rsid="00216339" officeooo:paragraph-rsid="002328c3"/>
    </style:style>
    <style:style style:name="P7" style:family="paragraph" style:parent-style-name="Standard">
      <style:text-properties officeooo:rsid="00216339" officeooo:paragraph-rsid="003789df"/>
    </style:style>
    <style:style style:name="P8" style:family="paragraph" style:parent-style-name="Standard">
      <style:text-properties officeooo:rsid="00216339" officeooo:paragraph-rsid="003789df"/>
    </style:style>
    <style:style style:name="T1" style:family="text">
      <style:text-properties officeooo:rsid="001e2dea"/>
    </style:style>
    <style:style style:name="T2" style:family="text">
      <style:text-properties officeooo:rsid="00228ff3"/>
    </style:style>
    <style:style style:name="T3" style:family="text">
      <style:text-properties officeooo:rsid="0007bb57"/>
    </style:style>
    <style:style style:name="T4" style:family="text">
      <style:text-properties officeooo:rsid="002b843a"/>
    </style:style>
    <style:style style:name="T5" style:family="text">
      <style:text-properties officeooo:rsid="00454c82"/>
    </style:style>
    <style:style style:name="T6" style:family="text">
      <style:text-properties fo:font-style="italic" officeooo:rsid="00454c82" style:font-style-asian="italic" style:font-style-complex="italic"/>
    </style:style>
    <style:style style:name="T7" style:family="text">
      <style:text-properties officeooo:rsid="0092f3c1"/>
    </style:style>
    <style:style style:name="T8" style:family="text">
      <style:text-properties officeooo:rsid="009f77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ort intro to biosensors</text:p>
      <text:p text:style-name="P1"/>
      <text:p text:style-name="P1">I have always been interested in electronics—personal projects, hobbies. <text:s/><text:span text:style-name="T1">Built my own EEG. <text:s/>Necklace that communicates over infrasound.</text:span></text:p>
      <text:p text:style-name="P1"/>
      <text:p text:style-name="P2">Began research on beaglecache.</text:p>
      <text:p text:style-name="P2"/>
      <text:p text:style-name="P3">Worked on SRON.</text:p>
      <text:p text:style-name="P3"/>
      <text:p text:style-name="P4">Finally, EGG.</text:p>
      <text:p text:style-name="P4"/>
      <text:p text:style-name="P5">In the future, I'm interested in working with sensors.</text:p>
      <text:p text:style-name="P5"/>
      <text:p text:style-name="P5">My end goal <text:span text:style-name="T2">is to reimagine technologies that </text:span></text:p>
      <text:p text:style-name="P5"/>
      <text:p text:style-name="P5"/>
      <text:p text:style-name="P6"><text:tab/><text:span text:style-name="T3">Every day, we make complex decisions and optimizations about how we should accomplish tasks: how we can juggle problem sets while cutting down growing towers of laundry while at the same time remembering to absorb nutrients. <text:s/>However, if the conscious decisions we make about how to accomplish concrete tasks is difficult, then the problem of controlling our more abstract human needs is harder still. <text:s/>Tiredness, boredom, hunger, stress, distractedness—these and our entire plethora of physiological and emotional states are fundamental in determining how well we accomplish all kinds of goals, yet in this domain, technological innovation has been notably absent. Today, however, as microcontrollers shrink well below the perimeter of a fingernail, we are finally becoming able to measure and interpret the delicate world of human physiological features. <text:s/>We can already see technology take grasp of once-hidden human metrics: wrist-worn heart-rate monitors paired with gyroscopes and accelerometers track our every step to give us a holistic measure of our daily activity. <text:s/>Wearable and wired galvanic skin response meters can recognize when we're startled or stressed and gently remind us to relax. <text:s/>Perhaps one of the most exciting biological sensors that is today just over the horizon is an accurate, portable EEG (electroencephalograph), that is able to read tiny voltage oscillations on our scalps, forming a window into our brains. <text:s/>Paired with sophisticated machine learning algorithms, these data can give us real-time insight into our thoughts and feelings, providing neurofeedback that could let us reflect on the way we reflect. <text:s/>It is my hope in my graduate studies to explore how we can better use sensor technologies something something something.<text:tab/></text:span></text:p>
      <text:p text:style-name="P7"><text:tab/><text:span text:style-name="T4">I have always had an interest in creating physical objects, and began playing with electronics during my first year of college. <text:s/>I've built projects atop a host of hardware, from 8-bit microcontrollers to ARM-based Linux Computers to a network of wireless devices. <text:s/>My personal projects have involved not only electronics and circuit board design but also designing and 3D printing or laser cutting enclosures. <text:s/>One of my favorite projects was a necklace that, powered by a microcontroller, tri-color LED, and microphone, lit up in response to “ultrasound.” <text:s/>It alerted me that my cellphone was ringing by blinking in response to a 20,000kHz tone pulse (above the frequency of human hearing) embedded in my cellphone's ringtone. <text:s/>Another personal project I enjoyed creating was a single-channel EEG over the summer, consisting of a microcontroller and several instrumentation amplifiers. <text:s/>Although the signal from my home-brew EEG was noisy, I was able to see distinct alpha waves emanating from my occipital lobe!</text:span></text:p>
      <text:p text:style-name="P7"><text:tab/><text:span text:style-name="T8">After DIY neuroscience whetted my appetite, I decided to begin my senior thesis project working with research-grade EEG's. <text:s/>Currently, with Professor Ken Norman, I'm building a Brain-Computer Interface for improving sustained attention. <text:s/>fMRI studies have shown that giving participants real-time feedback on how well they are concentrating during an attention-based task </text:span><text:soft-page-break/><text:span text:style-name="T8">improves their performance on these tasks (compared to controls) even after the neurofeedback is removed. <text:s/>These results are encouraging as they are, but an EEG implentation would be even more useful—EEG's are less expensive than fMRI and could even be used “in the field” rather than in the lab. <text:s/>This project is equal parts Computer Science and Neuroscience. <text:s/>Determining how much a participant is attending to a stimulus requires training and applying Machine Learning classifiers to EEG data (and, so far, with good results). <text:s/>In addition to using a cumbersome 64 channel electrode array, I would ultimately like to implement this BCI on an inexpensive, wireless EEG headset, and so in part this project entails interfacing with device drivers. <text:s/>That human thoughts can be decoded from a hundred-dollar, portable EEG headset—and indeed early results show that they can—is a prospect I find extremely exciting, allowing BCI's to evolve from lab-bound, physiologically intrusive devices to a technology that one day everyone might use in their everyday lives.</text:span></text:p>
      <text:p text:style-name="P7"><text:tab/><text:span text:style-name="T5">Beyond personal projects, I have conducted several semesters of research here at Princeton. <text:s/>Both during the first semester of junior year and during the past semester, I worked with Professor Vivek Pai to design an Internet accelerator platform for developing world countries. <text:s/>Internet access in developing world countries is both extremely slow and expensive, due largely to a lack of physical infrastructure. <text:s/>As a result, web caching—wherein a central web cache stores data fetched by users in the network and provides subsequent requesters with a cached copy of that data—can be effective in decreasing the lag users experience in these regions. <text:s/>Paired with another strategy called “bandwidth shifting,” in which an accelerator node located in a high-bandwidth region compresses data for and manages the freshness for accelerator nodes in low-bandwidth regions, can further enhance the effect of caching. <text:s/>Professor Pai and I were curious to know if these sophisticated acceleration techniques could run on a cheap, single-board ARM computer, which could ultimately provide a simple plug-and-play platform for developing world network accelerators. <text:s/>In my research, I attempted to create such a platform on a BeagleBone Black (BBB), a $45 Linux computer no larger than a credit card. <text:s/>After testing the BBB's bandwidth in serving disk requests, I determined this cheap computer would have the chutzpa to serve as a web cache, and began developing caching/bandwidth-shifting software for it. <text:s/>Using Node Javascript and C, I created a portable software stack that could run on the BBB, resulting in </text:span><text:span text:style-name="T6">BeagleCache: A Low-Cost Caching Proxy for the Developing World</text:span><text:span text:style-name="T5">. <text:s/>I hope that this work will serve me in my future research; I believe the BBB is a great platform for many sensor projects that require computation-intensive processing, and indeed I expect the networking component of my work to also to be relevant to building wireless, connected sensor devices.</text:span></text:p>
      <text:p text:style-name="P7"><text:tab/><text:span text:style-name="T7">During the second semester of my junior year, inspired by courses I had taken in Networking and Distributed Systems, I decided to pursue a research project in Software-Defined Networking. <text:s/>In my Networking class, I learned that interdomain routing is a major roadblock in allowing Internet Service Providers (ISP's) to provide better service to their customers. <text:s/>The Internet is distributed across many ISP's who are fundamentally in competition with one another, but who must nonetheless work together to deliver data to their customers. <text:s/>It is routing performed between these ISP's that often leads to inefficiencies. <text:s/>For my research project, inspired by new techniques in Software-Defined Networking—that is, networking technology in which backbone Internet routers are able to be reprogramed on the fly—I decided to design router software for ISP's that allows them better control as to how their data is routed across interdomain boundaries. <text:s/></text:span></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22:05:12.456126000</meta:creation-date>
    <meta:generator>LibreOffice/4.2.1.1$MacOSX_X86_64 LibreOffice_project/d7dbbd7842e6a58b0f521599204e827654e1fb8b</meta:generator>
    <dc:date>2014-10-05T17:53:50.436361000</dc:date>
    <meta:editing-duration>PT1H37M37S</meta:editing-duration>
    <meta:editing-cycles>229</meta:editing-cycles>
    <meta:document-statistic meta:table-count="0" meta:image-count="0" meta:object-count="0" meta:page-count="2" meta:paragraph-count="13" meta:word-count="1149" meta:character-count="7451" meta:non-whitespace-character-count="6278"/>
  </office:meta>
</office:document-meta>
</file>